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2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1" table:default-cell-style-name="Default"/>
        <table:table-row table:style-name="ro1">
          <table:table-cell table:style-name="Default" office:value-type="string">
            <text:p># Dice is die roll, Language is language name, “List” is flag if the language should appear in the selection list</text:p>
          </table:table-cell>
          <table:table-cell table:style-name="Default"/>
          <table:table-cell/>
        </table:table-row>
        <table:table-row table:style-name="ro1">
          <table:table-cell office:value-type="string">
            <text:p>#Dice</text:p>
          </table:table-cell>
          <table:table-cell office:value-type="string">
            <text:p>Language</text:p>
          </table:table-cell>
          <table:table-cell office:value-type="string">
            <text:p>L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Brown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-3</text:p>
          </table:table-cell>
          <table:table-cell office:value-type="string">
            <text:p>Bugbea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Centa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ragon, Blac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ragon, Bl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ragon, Bras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ragon, Bronz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Dragon, Copp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Dragon, Gol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Dragon, Gre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Dragon, R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string">
            <text:p>Dragon, Silv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Dragon, Whi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Drya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-20</text:p>
          </table:table-cell>
          <table:table-cell office:value-type="string">
            <text:p>Dwarvis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1-25</text:p>
          </table:table-cell>
          <table:table-cell office:value-type="string">
            <text:p>Elvis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6</text:p>
          </table:table-cell>
          <table:table-cell office:value-type="string">
            <text:p>Ett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7</text:p>
          </table:table-cell>
          <table:table-cell office:value-type="string">
            <text:p>Gargoy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</text:p>
          </table:table-cell>
          <table:table-cell office:value-type="string">
            <text:p>Giant, Clou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9</text:p>
          </table:table-cell>
          <table:table-cell office:value-type="string">
            <text:p>Giant, F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</text:p>
          </table:table-cell>
          <table:table-cell office:value-type="string">
            <text:p>Giant, Fros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1-33</text:p>
          </table:table-cell>
          <table:table-cell office:value-type="string">
            <text:p>Giant, Hi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4</text:p>
          </table:table-cell>
          <table:table-cell office:value-type="string">
            <text:p>Giant, Sto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</text:p>
          </table:table-cell>
          <table:table-cell office:value-type="string">
            <text:p>Giant, Stor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6-39</text:p>
          </table:table-cell>
          <table:table-cell office:value-type="string">
            <text:p>Gobl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0</text:p>
          </table:table-cell>
          <table:table-cell office:value-type="string">
            <text:p>Gno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1-44</text:p>
          </table:table-cell>
          <table:table-cell office:value-type="string">
            <text:p>Gnom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5-49</text:p>
          </table:table-cell>
          <table:table-cell office:value-type="string">
            <text:p>Halfl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0-51</text:p>
          </table:table-cell>
          <table:table-cell office:value-type="string">
            <text:p>Hobgobl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2-54</text:p>
          </table:table-cell>
          <table:table-cell office:value-type="string">
            <text:p>Kobol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5</text:p>
          </table:table-cell>
          <table:table-cell office:value-type="string">
            <text:p>Lammas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6-58</text:p>
          </table:table-cell>
          <table:table-cell office:value-type="string">
            <text:p>Lizard M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9</text:p>
          </table:table-cell>
          <table:table-cell office:value-type="string">
            <text:p>Manticor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0</text:p>
          </table:table-cell>
          <table:table-cell office:value-type="string">
            <text:p>Medu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1</text:p>
          </table:table-cell>
          <table:table-cell office:value-type="string">
            <text:p>Minota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2</text:p>
          </table:table-cell>
          <table:table-cell office:value-type="string">
            <text:p>Naga, Guardi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3</text:p>
          </table:table-cell>
          <table:table-cell office:value-type="string">
            <text:p>Spir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4</text:p>
          </table:table-cell>
          <table:table-cell office:value-type="string">
            <text:p>Wat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5</text:p>
          </table:table-cell>
          <table:table-cell office:value-type="string">
            <text:p>Nix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6</text:p>
          </table:table-cell>
          <table:table-cell office:value-type="string">
            <text:p>Nymp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7-70</text:p>
          </table:table-cell>
          <table:table-cell office:value-type="string">
            <text:p>Ogris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1</text:p>
          </table:table-cell>
          <table:table-cell office:value-type="string">
            <text:p>Ogre magi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-76</text:p>
          </table:table-cell>
          <table:table-cell office:value-type="string">
            <text:p>Orcis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7</text:p>
          </table:table-cell>
          <table:table-cell office:value-type="string">
            <text:p>Pixi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8</text:p>
          </table:table-cell>
          <table:table-cell office:value-type="string">
            <text:p>Salamand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9</text:p>
          </table:table-cell>
          <table:table-cell office:value-type="string">
            <text:p>Saty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0</text:p>
          </table:table-cell>
          <table:table-cell office:value-type="string">
            <text:p>Shed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1</text:p>
          </table:table-cell>
          <table:table-cell office:value-type="string">
            <text:p>Spri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2</text:p>
          </table:table-cell>
          <table:table-cell office:value-type="string">
            <text:p>Slyp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3</text:p>
          </table:table-cell>
          <table:table-cell office:value-type="string">
            <text:p>Tit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4</text:p>
          </table:table-cell>
          <table:table-cell office:value-type="string">
            <text:p>Tro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5</text:p>
          </table:table-cell>
          <table:table-cell office:value-type="string">
            <text:p>Xor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6-100</text:p>
          </table:table-cell>
          <table:table-cell office:value-type="string">
            <text:p>Human Foreign or Other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Undercommo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# Do not change any languages above this line, below this line languages can be added/deleted as you wish for your campaign</text:p>
          </table:table-cell>
          <table:table-cell table:style-name="Default"/>
          <table:table-cell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Amedi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Ancient Baklunish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Default" office:value-type="string">
            <text:p>The Cold Tongue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Drow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Druidic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Etla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Default" office:value-type="string">
            <text:p>Fer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Default" office:value-type="string">
            <text:p>Flan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Keolandish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Lendorian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Leraran Suloise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Low Baklunish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Nyrondese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Old Oeridian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Olman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Ordai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Ralat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Rasol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Rhopan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Suloise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Touv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Ulagha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Velondi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Default" office:value-type="string">
            <text:p>Xolasa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11:3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eary O'Dell</meta:initial-creator>
    <meta:creation-date>2014-07-03T15:33:46.44</meta:creation-date>
    <dc:date>2014-07-07T11:38:19.25</dc:date>
    <dc:creator>Keary O'Dell</dc:creator>
    <meta:editing-duration>PT02H38M19S</meta:editing-duration>
    <meta:editing-cycles>3</meta:editing-cycles>
    <meta:generator>OpenOffice.org/3.1$Win32 OpenOffice.org_project/310m11$Build-9399</meta:generator>
    <meta:document-statistic meta:table-count="3" meta:cell-count="242" meta:object-count="0"/>
  </office:meta>
</office:document-meta>
</file>